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217" officeooo:paragraph-rsid="00005217"/>
    </style:style>
    <style:style style:name="P2" style:family="paragraph" style:parent-style-name="Heading_20_2">
      <style:text-properties officeooo:rsid="00005217" officeooo:paragraph-rsid="00005217"/>
    </style:style>
    <style:style style:name="P3" style:family="paragraph" style:parent-style-name="Standard">
      <style:text-properties officeooo:rsid="00005217" officeooo:paragraph-rsid="00005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2">President Obama: “Let’s get to work.”</text:h>
      <text:p text:style-name="Text_20_body">Yesterday, before President Obama arrived in Detroit to talk about the auto industry’s comeback, he sent this email to supporters explaining why he’s hitting the road this week:</text:p>
      <text:p text:style-name="Quotations">Normally, a few weeks into January, I go before Congress to give a State of the Union and lay out a detailed agenda. I spend an hour or so talking about the things I hope that we can work together to achieve.<text:line-break/><text:line-break/>This year, I'm doing something different. I want to begin that conversation with people like you -- because you're an essential part of whether or not we find success.<text:line-break/><text:line-break/>So, starting today, I'll be traveling to communities around the country to talk with folks like you about how we can continue to create good, fair-paying jobs and put a college education in reach for more of our young people.<text:line-break/><text:line-break/>Now, some items on this agenda will be actions that I can take myself, and I'll use my authority however I can to keep making our middle class stronger and to make sure hard-working Americans get what they deserve.<text:line-break/><text:line-break/>But there are some things where I'm going to need the cooperation of the new Congress that was just sworn in. That's also where I'm going to need you -- I need you to make your voice heard.<text:line-break/><text:line-break/>So, are you with me?<text:line-break/><text:line-break/>I plan to make the most of these next two years. We have some serious challenges ahead, but I know we can keep doing big things together.<text:line-break/><text:line-break/>Let's get to work.<text:line-break/><text:line-break/>Barack Obam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5:18:45.864000000</meta:creation-date>
    <dc:date>2015-03-30T11:24:44.417000000</dc:date>
    <meta:editing-duration>PT25S</meta:editing-duration>
    <meta:editing-cycles>2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3" meta:word-count="260" meta:character-count="1420" meta:non-whitespace-character-count="1155"/>
  </office:meta>
</office:document-meta>
</file>